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9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eorgia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Georgia"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style:font-name="Georgia"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style:font-name="Georgia"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style:font-name="Georgia" fo:font-weight="bold" style:font-weight-asian="bold" fo:font-size="14pt" style:font-size-asian="14pt" style:font-size-complex="14pt"/>
    </style:style>
    <style:style style:name="P7" style:parent-style-name="Standard" style:family="paragraph">
      <style:text-properties style:font-name="Georgia" fo:font-weight="bold" style:font-weight-asian="bold" fo:font-size="14pt" style:font-size-asian="14pt" style:font-size-complex="14pt"/>
    </style:style>
    <style:style style:name="P8" style:parent-style-name="Standard" style:list-style-name="WW8Num5" style:family="paragraph">
      <style:text-properties style:font-name="Georgia" fo:font-weight="bold" style:font-weight-asian="bold" style:font-weight-complex="bold"/>
    </style:style>
    <style:style style:name="P9" style:parent-style-name="Standard" style:list-style-name="WW8Num5" style:family="paragraph">
      <style:text-properties style:font-name="Georgia"/>
    </style:style>
    <style:style style:name="P10" style:parent-style-name="Standard" style:list-style-name="WW8Num5" style:family="paragraph">
      <style:text-properties style:font-name="Georgia"/>
    </style:style>
    <style:style style:name="P11" style:parent-style-name="Standard" style:list-style-name="WW8Num5" style:family="paragraph">
      <style:text-properties style:font-name="Georgia"/>
    </style:style>
    <style:style style:name="P12" style:parent-style-name="Standard" style:list-style-name="WW8Num5" style:family="paragraph"/>
    <style:style style:name="T13" style:parent-style-name="DefaultParagraphFont" style:family="text">
      <style:text-properties style:font-name="Georgia"/>
    </style:style>
    <style:style style:name="T14" style:parent-style-name="DefaultParagraphFont" style:family="text">
      <style:text-properties style:font-name="Georgia" fo:font-weight="bold" style:font-weight-asian="bold"/>
    </style:style>
    <style:style style:name="T15" style:parent-style-name="DefaultParagraphFont" style:family="text">
      <style:text-properties style:font-name="Georgia"/>
    </style:style>
    <style:style style:name="P16" style:parent-style-name="Standard" style:family="paragraph">
      <style:text-properties style:font-name="Georgia"/>
    </style:style>
    <style:style style:name="P17" style:parent-style-name="Standard" style:list-style-name="WW8Num5" style:family="paragraph">
      <style:text-properties style:font-name="Georgia" fo:font-weight="bold" style:font-weight-asian="bold" style:font-weight-complex="bold"/>
    </style:style>
    <style:style style:name="P18" style:parent-style-name="Standard" style:list-style-name="WW8Num5" style:family="paragraph">
      <style:text-properties style:font-name="Georgia"/>
    </style:style>
    <style:style style:name="P19" style:parent-style-name="Standard" style:list-style-name="WW8Num5" style:family="paragraph">
      <style:text-properties style:font-name="Georgia"/>
    </style:style>
    <style:style style:name="P20" style:parent-style-name="Standard" style:family="paragraph">
      <style:text-properties style:font-name="Georgia"/>
    </style:style>
    <style:style style:name="P21" style:parent-style-name="Standard" style:list-style-name="WW8Num5" style:family="paragraph">
      <style:text-properties style:font-name="Georgia" fo:font-weight="bold" style:font-weight-asian="bold" style:font-weight-complex="bold"/>
    </style:style>
    <style:style style:name="P22" style:parent-style-name="Standard" style:list-style-name="WW8Num5" style:family="paragraph">
      <style:text-properties style:font-name="Georgia"/>
    </style:style>
    <style:style style:name="P23" style:parent-style-name="Standard" style:list-style-name="WW8Num5" style:family="paragraph">
      <style:text-properties style:font-name="Georgia"/>
    </style:style>
    <style:style style:name="P24" style:parent-style-name="Standard" style:list-style-name="WW8Num5" style:family="paragraph">
      <style:text-properties style:font-name="Georgia"/>
    </style:style>
    <style:style style:name="P25" style:parent-style-name="Standard" style:family="paragraph">
      <style:text-properties style:font-name="Georgia"/>
    </style:style>
    <style:style style:name="P26" style:parent-style-name="Standard" style:family="paragraph">
      <style:paragraph-properties fo:text-align="center" fo:margin-left="0.5in">
        <style:tab-stops/>
      </style:paragraph-properties>
      <style:text-properties style:font-name="Georgia" fo:font-weight="bold" style:font-weight-asian="bold"/>
    </style:style>
    <style:style style:name="P27" style:parent-style-name="Standard" style:family="paragraph">
      <style:paragraph-properties fo:text-align="center" fo:margin-left="0.5in">
        <style:tab-stops/>
      </style:paragraph-properties>
      <style:text-properties style:font-name="Georgia" fo:font-weight="bold" style:font-weight-asian="bold"/>
    </style:style>
    <style:style style:name="P28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style:font-name="Georgia"/>
    </style:style>
    <style:style style:name="T31" style:parent-style-name="Internetlink" style:family="text">
      <style:text-properties style:font-name="Georgia"/>
    </style:style>
    <style:style style:name="P32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33" style:parent-style-name="Standard" style:family="paragraph">
      <style:text-properties style:font-name="Georgia"/>
    </style:style>
    <style:style style:name="P34" style:parent-style-name="Standard" style:list-style-name="WW8Num5" style:family="paragraph">
      <style:text-properties style:font-name="Georgia" fo:font-weight="bold" style:font-weight-asian="bold" style:font-weight-complex="bold"/>
    </style:style>
    <style:style style:name="P35" style:parent-style-name="Standard" style:list-style-name="WW8Num5" style:family="paragraph">
      <style:text-properties style:font-name="Georgia"/>
    </style:style>
    <style:style style:name="P36" style:parent-style-name="Standard" style:list-style-name="WW8Num5" style:family="paragraph">
      <style:text-properties style:font-name="Georgia"/>
    </style:style>
    <style:style style:name="P37" style:parent-style-name="Standard" style:list-style-name="WW8Num5" style:family="paragraph"/>
    <style:style style:name="T38" style:parent-style-name="DefaultParagraphFont" style:family="text">
      <style:text-properties style:font-name="Georgia"/>
    </style:style>
    <style:style style:name="T39" style:parent-style-name="DefaultParagraphFont" style:family="text">
      <style:text-properties style:font-name="Georgia" fo:font-weight="bold" style:font-weight-asian="bold"/>
    </style:style>
    <style:style style:name="T40" style:parent-style-name="DefaultParagraphFont" style:family="text">
      <style:text-properties style:font-name="Georgia"/>
    </style:style>
    <style:style style:name="P41" style:parent-style-name="Standard" style:list-style-name="WW8Num5" style:family="paragraph">
      <style:text-properties style:font-name="Georgia"/>
    </style:style>
    <style:style style:name="P42" style:parent-style-name="Standard" style:family="paragraph">
      <style:paragraph-properties fo:margin-left="1.5in">
        <style:tab-stops/>
      </style:paragraph-properties>
      <style:text-properties style:font-name="Georgia"/>
    </style:style>
    <style:style style:name="P43" style:parent-style-name="Standard" style:list-style-name="WW8Num5" style:family="paragraph">
      <style:text-properties style:font-name="Georgia" fo:font-weight="bold" style:font-weight-asian="bold" style:font-weight-complex="bold"/>
    </style:style>
    <style:style style:name="P44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45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46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style:font-name="Georgia"/>
    </style:style>
    <style:style style:name="T49" style:parent-style-name="Internetlink" style:family="text">
      <style:text-properties style:font-name="Georgia"/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T51" style:parent-style-name="Internetlink" style:family="text">
      <style:text-properties style:font-name="Georgia" style:text-underline-type="none"/>
    </style:style>
    <style:style style:name="T52" style:parent-style-name="Internetlink" style:family="text">
      <style:text-properties style:font-name="Georgia" style:text-underline-type="none"/>
    </style:style>
    <style:style style:name="T53" style:parent-style-name="Internetlink" style:family="text">
      <style:text-properties style:font-name="Georgia" style:text-underline-type="none"/>
    </style:style>
    <style:style style:name="T54" style:parent-style-name="Internetlink" style:family="text">
      <style:text-properties style:font-name="Georgia" style:text-underline-type="none"/>
    </style:style>
    <style:style style:name="T55" style:parent-style-name="Internetlink" style:family="text">
      <style:text-properties style:font-name="Georgia" style:text-underline-type="none"/>
    </style:style>
    <style:style style:name="T56" style:parent-style-name="DefaultParagraphFont" style:family="text">
      <style:text-properties style:font-name="Georgia" fo:font-weight="bold" style:font-weight-asian="bold" style:font-weight-complex="bold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="Georgia"/>
    </style:style>
    <style:style style:name="P58" style:parent-style-name="Standard" style:list-style-name="WW8Num5" style:family="paragraph">
      <style:text-properties style:font-name="Georgia"/>
    </style:style>
    <style:style style:name="P59" style:parent-style-name="Standard" style:list-style-name="WW8Num5" style:family="paragraph">
      <style:text-properties style:font-name="Georgia"/>
    </style:style>
    <style:style style:name="P60" style:parent-style-name="Standard" style:list-style-name="WW8Num5" style:family="paragraph">
      <style:text-properties style:font-name="Georgia"/>
    </style:style>
    <style:style style:name="P61" style:parent-style-name="Standard" style:list-style-name="WW8Num5" style:family="paragraph">
      <style:text-properties style:font-name="Georgia"/>
    </style:style>
    <style:style style:name="P62" style:parent-style-name="Standard" style:list-style-name="WW8Num5" style:family="paragraph">
      <style:text-properties style:font-name="Georgia"/>
    </style:style>
    <style:style style:name="P63" style:parent-style-name="Standard" style:list-style-name="WW8Num5" style:family="paragraph">
      <style:text-properties style:font-name="Georgia"/>
    </style:style>
    <style:style style:name="P64" style:parent-style-name="Standard" style:list-style-name="WW8Num5" style:family="paragraph">
      <style:text-properties style:font-name="Georgia"/>
    </style:style>
    <style:style style:name="P65" style:parent-style-name="Standard" style:list-style-name="WW8Num5" style:family="paragraph">
      <style:text-properties style:font-name="Georgia"/>
    </style:style>
    <style:style style:name="P66" style:parent-style-name="Standard" style:list-style-name="WW8Num5" style:family="paragraph">
      <style:text-properties style:font-name="Georgia"/>
    </style:style>
    <style:style style:name="P67" style:parent-style-name="Standard" style:family="paragraph">
      <style:text-properties style:font-name="Georgia"/>
    </style:style>
    <style:style style:name="P68" style:parent-style-name="Standard" style:list-style-name="WW8Num5" style:family="paragraph"/>
    <style:style style:name="T69" style:parent-style-name="DefaultParagraphFont" style:family="text">
      <style:text-properties style:font-name="Georgia" fo:font-weight="bold" style:font-weight-asian="bold"/>
    </style:style>
    <style:style style:name="P70" style:parent-style-name="Standard" style:list-style-name="WW8Num5" style:family="paragraph">
      <style:text-properties style:font-name="Georgia"/>
    </style:style>
    <style:style style:name="P71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72" style:parent-style-name="Standard" style:family="paragraph">
      <style:text-properties style:font-name="Georgia"/>
    </style:style>
    <style:style style:name="P73" style:parent-style-name="Standard" style:list-style-name="WW8Num5" style:family="paragraph"/>
    <style:style style:name="T74" style:parent-style-name="DefaultParagraphFont" style:family="text">
      <style:text-properties style:font-name="Georgia" fo:font-weight="bold" style:font-weight-asian="bold"/>
    </style:style>
    <style:style style:name="P75" style:parent-style-name="Standard" style:list-style-name="WW8Num5" style:family="paragraph">
      <style:text-properties style:font-name="Georgia"/>
    </style:style>
    <style:style style:name="P76" style:parent-style-name="Standard" style:list-style-name="WW8Num5" style:family="paragraph">
      <style:text-properties style:font-name="Georgia"/>
    </style:style>
    <style:style style:name="P77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78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79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80" style:parent-style-name="Standard" style:list-style-name="WW8Num5" style:family="paragraph"/>
    <style:style style:name="T81" style:parent-style-name="DefaultParagraphFont" style:family="text">
      <style:text-properties style:font-name="Georgia" fo:font-weight="bold" style:font-weight-asian="bold"/>
    </style:style>
    <style:style style:name="P82" style:parent-style-name="Standard" style:list-style-name="WW8Num5" style:family="paragraph">
      <style:text-properties style:font-name="Georgia"/>
    </style:style>
    <style:style style:name="P83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84" style:parent-style-name="Standard" style:list-style-name="WW8Num5" style:family="paragraph">
      <style:text-properties style:font-name="Georgia"/>
    </style:style>
    <style:style style:name="P85" style:parent-style-name="Standard" style:list-style-name="WW8Num5" style:family="paragraph">
      <style:text-properties style:font-name="Georgia"/>
    </style:style>
    <style:style style:name="P86" style:parent-style-name="Standard" style:list-style-name="WW8Num5" style:family="paragraph">
      <style:text-properties style:font-name="Georgia"/>
    </style:style>
    <style:style style:name="P87" style:parent-style-name="Standard" style:list-style-name="WW8Num5" style:family="paragraph">
      <style:text-properties style:font-name="Georgia"/>
    </style:style>
    <style:style style:name="P88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89" style:parent-style-name="Standard" style:family="paragraph">
      <style:paragraph-properties fo:margin-left="1in">
        <style:tab-stops/>
      </style:paragraph-properties>
      <style:text-properties style:font-name="Georgia"/>
    </style:style>
    <style:style style:name="P90" style:parent-style-name="Standard" style:list-style-name="WW8Num5" style:family="paragraph"/>
    <style:style style:name="T91" style:parent-style-name="DefaultParagraphFont" style:family="text">
      <style:text-properties style:font-name="Georgia" fo:font-weight="bold" style:font-weight-asian="bold"/>
    </style:style>
    <style:style style:name="P92" style:parent-style-name="Standard" style:list-style-name="WW8Num5" style:family="paragraph">
      <style:text-properties style:font-name="Georgia"/>
    </style:style>
    <style:style style:name="P93" style:parent-style-name="Standard" style:list-style-name="WW8Num5" style:family="paragraph">
      <style:text-properties style:font-name="Georgia"/>
    </style:style>
    <style:style style:name="P94" style:parent-style-name="Standard" style:list-style-name="WW8Num5" style:family="paragraph">
      <style:text-properties style:font-name="Georgia"/>
    </style:style>
    <style:style style:name="P95" style:parent-style-name="Standard" style:list-style-name="WW8Num5" style:family="paragraph">
      <style:text-properties style:font-name="Georgia"/>
    </style:style>
    <style:style style:name="P96" style:parent-style-name="Standard" style:list-style-name="WW8Num5" style:family="paragraph">
      <style:text-properties style:font-name="Georgia"/>
    </style:style>
    <style:style style:name="P97" style:parent-style-name="Standard" style:family="paragraph">
      <style:text-properties style:font-name="Georgia" fo:font-weight="bold" style:font-weight-asian="bold"/>
    </style:style>
  </office:automatic-styles>
  <office:body>
    <office:text text:use-soft-page-breaks="true">
      <text:p text:style-name="P1"/>
      <text:p text:style-name="P2"><text:span text:style-name="T3">Step For<text:s/></text:span><text:span text:style-name="T4">Configure Pool</text:span><text:span text:style-name="T5"><text:s/>&amp;</text:span><text:span text:style-name="T6"><text:s/>Spa on Raspberry Pi</text:span></text:p>
      <text:p text:style-name="P7"/>
      <text:list text:style-name="WW8Num5">
        <text:list-item text:start-value="1">
          <text:p text:style-name="P8">Install Apache</text:p>
          <text:list text:continue-numbering="true">
            <text:list-item>
              <text:p text:style-name="P9">Open Terminal type below commands</text:p>
              <text:list text:continue-numbering="true">
                <text:list-item>
                  <text:p text:style-name="P10">“sudo apt-get update”</text:p>
                </text:list-item>
                <text:list-item>
                  <text:p text:style-name="P11">“sudo apt-get install apache2 apache2-doc apache2-utils”</text:p>
                </text:list-item>
                <text:list-item>
                  <text:p text:style-name="P12"><text:span text:style-name="T13">“sudo restart apache2”<text:s/></text:span><text:span text:style-name="T14">OR</text:span><text:span text:style-name="T15"><text:s/>“sudo service apache2 restart”</text:span></text:p>
                </text:list-item>
              </text:list>
            </text:list-item>
          </text:list>
        </text:list-item>
      </text:list>
      <text:p text:style-name="P16"/>
      <text:list text:style-name="WW8Num5" text:continue-numbering="true">
        <text:list-item>
          <text:p text:style-name="P17">Install PHP</text:p>
          <text:list text:continue-numbering="true">
            <text:list-item>
              <text:p text:style-name="P18">Open Terminal and run below command</text:p>
              <text:list text:continue-numbering="true">
                <text:list-item>
                  <text:p text:style-name="P19">“sudo apt-get install libapache2-mod-php5 php5 php-pear php5-xcache”</text:p>
                </text:list-item>
              </text:list>
            </text:list-item>
          </text:list>
        </text:list-item>
      </text:list>
      <text:p text:style-name="P20"/>
      <text:list text:style-name="WW8Num5" text:continue-numbering="true">
        <text:list-item>
          <text:p text:style-name="P21">Install MySql</text:p>
          <text:list text:continue-numbering="true">
            <text:list-item>
              <text:p text:style-name="P22">Open Terminal and run below command</text:p>
              <text:list text:continue-numbering="true">
                <text:list-item>
                  <text:p text:style-name="P23">“sudo apt-get install php5-mysql”</text:p>
                </text:list-item>
                <text:list-item>
                  <text:p text:style-name="P24">“sudo apt-get install mysql-server mysql-client”</text:p>
                </text:list-item>
              </text:list>
            </text:list-item>
          </text:list>
        </text:list-item>
      </text:list>
      <text:p text:style-name="P25"/>
      <text:p text:style-name="P26">OR</text:p>
      <text:p text:style-name="P27"/>
      <text:p text:style-name="P28">Refer this link for installing Apache, PHP,<text:s/>MySql</text:p>
      <text:p text:style-name="P29"><text:span text:style-name="T30">URL:<text:s/></text:span><text:a xlink:href="http://www.raspipress.com/2012/09/tutorial-install-apache-php-and-mysql-on-raspberry-pi/" office:target-frame-name="_top" xlink:show="replace"><text:span text:style-name="T31">http://www.raspipress.com/2012/09/tutorial-install-apache-php-and-mysql-on-raspberry-pi/</text:span></text:a></text:p>
      <text:p text:style-name="P32"/>
      <text:p text:style-name="P33"/>
      <text:list text:style-name="WW8Num5" text:continue-numbering="true">
        <text:list-item>
          <text:p text:style-name="P34">Install Curl and sockets extensions (which is required)</text:p>
          <text:list text:continue-numbering="true">
            <text:list-item>
              <text:p text:style-name="P35">Open Terminal type below commands</text:p>
              <text:list text:continue-numbering="true">
                <text:list-item>
                  <text:p text:style-name="P36">“sudo apt-get install php5-curl”</text:p>
                </text:list-item>
                <text:list-item>
                  <text:p text:style-name="P37"><text:span text:style-name="T38">“./configure --enable-sockets --with-sockets”<text:s/></text:span><text:span text:style-name="T39">OR</text:span><text:span text:style-name="T40"><text:s/>“sudo apt-get install php-common”</text:span></text:p>
                </text:list-item>
                <text:list-item>
                  <text:p text:style-name="P41">“sudo restart apache2” <text:s/>“sudo service apache2 restart”</text:p>
                </text:list-item>
              </text:list>
            </text:list-item>
          </text:list>
        </text:list-item>
      </text:list>
      <text:p text:style-name="P42"><text:s/></text:p>
      <text:list text:style-name="WW8Num5" text:continue-numbering="true">
        <text:list-item>
          <text:p text:style-name="P43">Install PhpMyAdmin</text:p>
        </text:list-item>
      </text:list>
      <text:p text:style-name="P44"/>
      <text:p text:style-name="P45">Refer below link to install PhpMyAdmin on Raspberry Pi machine.</text:p>
      <text:p text:style-name="P46"/>
      <text:p text:style-name="P47"><text:span text:style-name="T48">URL:<text:s/></text:span><text:a xlink:href="http://www.raspipress.com/2012/09/tutorial-install-phpmyadmin-on-your-raspberry-pi/" office:target-frame-name="_top" xlink:show="replace"><text:span text:style-name="T49">http://www.raspipress.com/2012/09/tutorial-install-phpmyadmin-on-your-raspberry-pi/</text:span></text:a></text:p>
      <text:p text:style-name="P50"><text:span text:style-name="T51"><text:tab/></text:span><text:span text:style-name="T52"><text:tab/></text:span><text:span text:style-name="T53"><text:tab/></text:span><text:span text:style-name="T54"><text:tab/></text:span><text:span text:style-name="T55"><text:s text:c="2"/></text:span><text:span text:style-name="T56">OR</text:span></text:p>
      <text:p text:style-name="P57"/>
      <text:list text:style-name="WW8Num5" text:continue-numbering="true">
        <text:list-item>
          <text:list>
            <text:list-item>
              <text:p text:style-name="P58">sudo apt-get install phpmyadmin</text:p>
            </text:list-item>
            <text:list-item>
              <text:p text:style-name="P59">Select apache2</text:p>
            </text:list-item>
            <text:list-item>
              <text:p text:style-name="P60">phpmyadmin with dbconfig-common YES</text:p>
            </text:list-item>
            <text:list-item>
              <text:p text:style-name="P61">Type password 'raspberry' when asked</text:p>
            </text:list-item>
            <text:list-item>
              <text:p text:style-name="P62">sudo nano /etc/apache2/apache2.conf</text:p>
            </text:list-item>
            <text:list-item>
              <text:p text:style-name="P63">Press ctrl + V Till end of page</text:p>
            </text:list-item>
            <text:list-item>
              <text:p text:style-name="P64">Insert At last 'Include /etc/phpmyadmin/apache.conf'</text:p>
            </text:list-item>
            <text:list-item>
              <text:p text:style-name="P65">Press ctrl + X and enter Y</text:p>
            </text:list-item>
            <text:list-item>
              <text:p text:style-name="P66">sudo service apache2 restart</text:p>
            </text:list-item>
          </text:list>
        </text:list-item>
      </text:list>
      <text:p text:style-name="P67"/>
      <text:list text:style-name="WW8Num5" text:continue-numbering="true">
        <text:list-item>
          <text:p text:style-name="P68"><text:span text:style-name="T69">Assinged 777 Permission to WWW folder</text:span></text:p>
          <text:list text:continue-numbering="true">
            <text:list-item>
              <text:p text:style-name="P70">Assigned 777 (read /write/ delete) permission to www folder using following command</text:p>
            </text:list-item>
          </text:list>
        </text:list-item>
      </text:list>
      <text:p text:style-name="P71">sudo chmod -R 777 /var/www<text:tab/></text:p>
      <text:p text:style-name="P72"/>
      <text:list text:style-name="WW8Num5" text:continue-numbering="true">
        <text:list-item>
          <text:p text:style-name="P73"><text:span text:style-name="T74">Files for <text:s/>Get sensor Temperatures and Ip Change Functionality</text:span></text:p>
          <text:list text:continue-numbering="true">
            <text:list-item>
              <text:p text:style-name="P75">Download updated get_temp and_IP_change <text:s/>code from 'https://github.com/sandeepnetwin/get_temp_and_IP_change'</text:p>
            </text:list-item>
            <text:list-item>
              <text:p text:style-name="P76">Copy <text:s/>this <text:s/>2 files (get_temp.php and ipchange.php) <text:s/>from download to /var/www/</text:p>
            </text:list-item>
          </text:list>
        </text:list-item>
      </text:list>
      <text:p text:style-name="P77">sudo cp -r /home/pi/Downloads/relayboard /var/www/</text:p>
      <text:p text:style-name="P78">or <text:s text:c="2"/>directly copy pest.</text:p>
      <text:p text:style-name="P79"/>
      <text:list text:style-name="WW8Num5" text:continue-numbering="true">
        <text:list-item>
          <text:p text:style-name="P80"><text:span text:style-name="T81">How to set cron job</text:span></text:p>
          <text:list text:continue-numbering="true">
            <text:list-item>
              <text:p text:style-name="P82">enter command <text:s/>like</text:p>
            </text:list-item>
          </text:list>
        </text:list-item>
      </text:list>
      <text:p text:style-name="P83">crontab -e</text:p>
      <text:list text:style-name="WW8Num5" text:continue-numbering="true">
        <text:list-item>
          <text:list>
            <text:list-item>
              <text:p text:style-name="P84">Press ctrl + V Till end of page</text:p>
            </text:list-item>
            <text:list-item>
              <text:p text:style-name="P85">then insert cron command with file name like</text:p>
            </text:list-item>
            <text:list-item>
              <text:p text:style-name="P86">* * * * * php /var/www/phpfile name</text:p>
            </text:list-item>
            <text:list-item>
              <text:p text:style-name="P87">Set cron job command for ipchange file using following command</text:p>
            </text:list-item>
          </text:list>
        </text:list-item>
      </text:list>
      <text:p text:style-name="P88">* * * * * <text:s/>php <text:s/>/var/www/ipchange.php</text:p>
      <text:p text:style-name="P89"/>
      <text:list text:style-name="WW8Num5" text:continue-numbering="true">
        <text:list-item>
          <text:p text:style-name="P90"><text:span text:style-name="T91">Set Offline poolspa <text:s/>web portal</text:span></text:p>
          <text:list text:continue-numbering="true">
            <text:list-item>
              <text:p text:style-name="P92">Download updated offline poolspa <text:s/>code from 'https://github.com/sandeepnetwin/offline_poolspa'</text:p>
            </text:list-item>
            <text:list-item>
              <text:p text:style-name="P93">Extract it and rename it from 'offline_poolspa-master' to 'offline_poolspa'.</text:p>
            </text:list-item>
            <text:list-item>
              <text:p text:style-name="P94">Copy it from download to /var/www/'.</text:p>
            </text:list-item>
            <text:list-item>
              <text:p text:style-name="P95">cp -r /home/pi/Downloads/offline_poolspa /var/www/ or copy pest through mouse click.</text:p>
            </text:list-item>
            <text:list-item>
              <text:p text:style-name="P96">open browser and hit url using your local ip address like <text:s/>http://YOUER LOCAL IP/offline_poolspa</text:p>
            </text:list-item>
          </text:list>
        </text:list-item>
      </text:list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WW8Num1z0" style:display-name="WW8Num1z0" style:family="text">
      <style:text-properties style:font-name="Calibri" style:font-name-complex="Times New Roman"/>
    </style:style>
    <style:style style:name="WW8Num2z0" style:display-name="WW8Num2z0" style:family="text">
      <style:text-properties style:font-name="Symbol" style:font-name-complex="OpenSymbol"/>
    </style:style>
    <style:style style:name="WW8Num3z0" style:display-name="WW8Num3z0" style:family="text">
      <style:text-properties style:font-name="Calibri" style:font-name-asian="Lucida Sans Unicode" style:font-name-complex="Calibri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4z0" style:display-name="WW8Num4z0" style:family="text">
      <style:text-properties style:font-name="Calibri" style:font-name-asian="Lucida Sans Unicode" style:font-name-complex="Calibri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>
      <style:text-properties fo:font-weight="normal" style:font-weight-asian="normal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Calibri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OpenSymbol"/>
    </style:style>
    <style:style style:name="WW_CharLFO2LVL2" style:family="text">
      <style:text-properties style:font-name="Symbol" style:font-name-complex="OpenSymbol"/>
    </style:style>
    <style:style style:name="WW_CharLFO2LVL3" style:family="text">
      <style:text-properties style:font-name="Symbol" style:font-name-complex="OpenSymbol"/>
    </style:style>
    <style:style style:name="WW_CharLFO2LVL4" style:family="text">
      <style:text-properties style:font-name="Symbol" style:font-name-complex="OpenSymbol"/>
    </style:style>
    <style:style style:name="WW_CharLFO2LVL5" style:family="text">
      <style:text-properties style:font-name="Symbol" style:font-name-complex="OpenSymbol"/>
    </style:style>
    <style:style style:name="WW_CharLFO2LVL6" style:family="text">
      <style:text-properties style:font-name="Symbol" style:font-name-complex="OpenSymbol"/>
    </style:style>
    <style:style style:name="WW_CharLFO2LVL7" style:family="text">
      <style:text-properties style:font-name="Symbol" style:font-name-complex="OpenSymbol"/>
    </style:style>
    <style:style style:name="WW_CharLFO2LVL8" style:family="text">
      <style:text-properties style:font-name="Symbol" style:font-name-complex="OpenSymbol"/>
    </style:style>
    <style:style style:name="WW_CharLFO2LVL9" style:family="text">
      <style:text-properties style:font-name="Symbol" style:font-name-complex="OpenSymbol"/>
    </style:style>
    <text:list-style style:name="WW8Num2" style:display-name="WW8Num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2LVL4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2LVL6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2LVL7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2LVL9" text:bullet-char="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Calibri" style:font-name-asian="Lucida Sans Unicode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alibri" style:font-name-asian="Lucida Sans Unicode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/>
    </style:style>
    <text:list-style style:name="WW8Num5" style:display-name="WW8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9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eep W.</meta:initial-creator>
    <dc:creator>Sandeep.Wathore</dc:creator>
    <meta:creation-date>2013-09-24T17:39:00Z</meta:creation-date>
    <dc:date>2015-07-02T11:48:00Z</dc:date>
    <meta:template xlink:href="Normal.dotm" xlink:type="simple"/>
    <meta:editing-cycles>157</meta:editing-cycles>
    <meta:editing-duration>PT88860S</meta:editing-duration>
    <meta:document-statistic meta:page-count="2" meta:paragraph-count="5" meta:word-count="411" meta:character-count="2753" meta:row-count="19" meta:non-whitespace-character-count="2347"/>
  </office:meta>
</office:document-meta>
</file>